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0984" calcext:value-type="float">
            <text:p>75.6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9856" calcext:value-type="float">
            <text:p>75.8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092" calcext:value-type="float">
            <text:p>75.9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8456" calcext:value-type="float">
            <text:p>76.0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5784" calcext:value-type="float">
            <text:p>75.9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0168" calcext:value-type="float">
            <text:p>76.0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716" calcext:value-type="float">
            <text:p>76.3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4488" calcext:value-type="float">
            <text:p>76.2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0208" calcext:value-type="float">
            <text:p>76.3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0312" calcext:value-type="float">
            <text:p>76.4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5448" calcext:value-type="float">
            <text:p>76.3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6304" calcext:value-type="float">
            <text:p>76.3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7304" calcext:value-type="float">
            <text:p>76.7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292" calcext:value-type="float">
            <text:p>76.7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7184" calcext:value-type="float">
            <text:p>75.7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372" calcext:value-type="float">
            <text:p>75.4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2824" calcext:value-type="float">
            <text:p>75.1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3304" calcext:value-type="float">
            <text:p>75.2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6728" calcext:value-type="float">
            <text:p>75.1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0048" calcext:value-type="float">
            <text:p>75.0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5016" calcext:value-type="float">
            <text:p>75.1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2072" calcext:value-type="float">
            <text:p>75.25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4264" calcext:value-type="float">
            <text:p>75.2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4368" calcext:value-type="float">
            <text:p>75.3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2656" calcext:value-type="float">
            <text:p>75.35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2488" calcext:value-type="float">
            <text:p>75.53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6392" calcext:value-type="float">
            <text:p>75.52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5536" calcext:value-type="float">
            <text:p>75.53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5704" calcext:value-type="float">
            <text:p>75.3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424" calcext:value-type="float">
            <text:p>75.4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2112" calcext:value-type="float">
            <text:p>75.5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9168" calcext:value-type="float">
            <text:p>75.6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8792" calcext:value-type="float">
            <text:p>75.67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848" calcext:value-type="float">
            <text:p>75.7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4512" calcext:value-type="float">
            <text:p>75.7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66" calcext:value-type="float">
            <text:p>75.6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7872" calcext:value-type="float">
            <text:p>75.9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2736" calcext:value-type="float">
            <text:p>75.99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728" calcext:value-type="float">
            <text:p>75.9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6472" calcext:value-type="float">
            <text:p>76.1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6368" calcext:value-type="float">
            <text:p>76.0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2464" calcext:value-type="float">
            <text:p>76.1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9416" calcext:value-type="float">
            <text:p>76.0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5992" calcext:value-type="float">
            <text:p>76.1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9376" calcext:value-type="float">
            <text:p>75.7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5472" calcext:value-type="float">
            <text:p>75.78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6808" calcext:value-type="float">
            <text:p>75.80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7768" calcext:value-type="float">
            <text:p>75.8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7392" calcext:value-type="float">
            <text:p>75.9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8248" calcext:value-type="float">
            <text:p>75.8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8208" calcext:value-type="float">
            <text:p>75.57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9712" calcext:value-type="float">
            <text:p>75.41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4472" calcext:value-type="float">
            <text:p>75.40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1696" calcext:value-type="float">
            <text:p>75.2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788" calcext:value-type="float">
            <text:p>74.4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6272" calcext:value-type="float">
            <text:p>74.5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3432" calcext:value-type="float">
            <text:p>74.7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2784" calcext:value-type="float">
            <text:p>74.8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2032" calcext:value-type="float">
            <text:p>74.9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1448" calcext:value-type="float">
            <text:p>74.8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0696" calcext:value-type="float">
            <text:p>74.9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6792" calcext:value-type="float">
            <text:p>74.9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1-03-0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0-09-08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20-01-2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9-05-08 0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9-01-1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8-09-25 0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8-05-30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8-01-24 0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7-10-18 0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7-10-03 0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7-05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1688" calcext:value-type="float">
            <text:p>76.7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7-01-10 1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6-09-1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6-05-02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6-01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5-09-2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5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5-01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507</text:p>
          </table:table-cell>
          <table:table-cell office:value-type="string" calcext:value-type="string">
            <text:p>2014-02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6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46" meta:object-count="0"/>
    <meta:user-defined meta:name="AppVersion">3.0</meta:user-defined>
  </office:meta>
</office:document-meta>
</file>